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6.932cm"/>
    </style:style>
    <style:style style:name="co6" style:family="table-column">
      <style:table-column-properties fo:break-before="auto" style:column-width="31.57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style:font-name="Ubuntu"/>
    </style:style>
    <style:style style:name="ce10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color="#000000" style:font-name="Ubuntu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F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8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6" office:value-type="string" calcext:value-type="string">
            <text:p>SEO</text:p>
          </table:table-cell>
          <table:table-cell table:style-name="ce9" office:value-type="string" calcext:value-type="string">
            <text:p>« . » dans balise Title</text:p>
          </table:table-cell>
          <table:table-cell table:style-name="ce9" office:value-type="string" calcext:value-type="string">
            <text:p>Manque d’information pour le visiteur et pour le SEO</text:p>
          </table:table-cell>
          <table:table-cell table:style-name="ce9" office:value-type="string" calcext:value-type="string">
            <text:p>Toujours décrire les éléments pour améliorer la lisibilité, et les mots-clés</text:p>
          </table:table-cell>
          <table:table-cell table:style-name="ce10" office:value-type="string" calcext:value-type="string">
            <text:p>Mettre un titre pour le référencement, et des mots-clés</text:p>
          </table:table-cell>
          <table:table-cell table:style-name="ce16" office:value-type="string" calcext:value-type="string">
            <text:p><text:a xlink:href="https://openclassrooms.com/fr/courses/5922626-optimisez-le-referencement-de-votre-site-seo-en-ameliorant-ses-performances-techniques/6055216-ameliorez-votre-crawlabilite-pour-une-meilleure-indexation#/id/r-6061285" xlink:type="simple">https://openclassrooms.com/fr/courses/5922626-optimisez-le-referencement-de-votre-site-seo-en-ameliorant-ses-performances-techniques/6055216-ameliorez-votre-crawlabilite-pour-une-meilleure-indexation#/id/r-6061285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9" office:value-type="string" calcext:value-type="string">
            <text:p>Pas de balise meta robots dans le header</text:p>
          </table:table-cell>
          <table:table-cell table:style-name="ce9" office:value-type="string" calcext:value-type="string">
            <text:p>Le moteur de recherche ne sait pas s’il doit indexer et suivre les liens</text:p>
          </table:table-cell>
          <table:table-cell table:style-name="ce9" office:value-type="string" calcext:value-type="string">
            <text:p>Ajouter la meta robots dans le header de toutes les pages pour aider les moteurs de recherche </text:p>
          </table:table-cell>
          <table:table-cell table:style-name="ce11" office:value-type="string" calcext:value-type="string">
            <text:p>Balise robots avec « index, follow » dans le header sur chaque page</text:p>
          </table:table-cell>
          <table:table-cell table:style-name="ce16" office:value-type="string" calcext:value-type="string">
            <text:p><text:a xlink:href="https://openclassrooms.com/fr/courses/5922626-optimisez-le-referencement-de-votre-site-seo-en-ameliorant-ses-performances-techniques/6055216-ameliorez-votre-crawlabilite-pour-une-meilleure-indexation#/id/r-6061285" xlink:type="simple">https://openclassrooms.com/fr/courses/5922626-optimisez-le-referencement-de-votre-site-seo-en-ameliorant-ses-performances-techniques/6055216-ameliorez-votre-crawlabilite-pour-une-meilleure-indexation#/id/r-6061285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9" office:value-type="string" calcext:value-type="string">
            <text:p>Taille de la police d’écriture dans le bloc 2 services</text:p>
          </table:table-cell>
          <table:table-cell table:style-name="ce9" office:value-type="string" calcext:value-type="string">
            <text:p>Mauvaise lisibilité</text:p>
          </table:table-cell>
          <table:table-cell table:style-name="ce9" office:value-type="string" calcext:value-type="string">
            <text:p>Adapter la taille de la police pour le visiteur</text:p>
          </table:table-cell>
          <table:table-cell table:style-name="ce11" office:value-type="string" calcext:value-type="string">
            <text:p>Augmenter la taille de la police</text:p>
          </table:table-cell>
          <table:table-cell table:style-name="ce16" office:value-type="string" calcext:value-type="string">
            <text:p><text:a xlink:href="https://openclassrooms.com/fr/courses/6691346-concevez-un-contenu-web-accessible/6941263-creez-des-designs-visuels-accessibles" xlink:type="simple">https://openclassrooms.com/fr/courses/6691346-concevez-un-contenu-web-accessible/6941263-creez-des-designs-visuels-accessibles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SEO + accès</text:p>
          </table:table-cell>
          <table:table-cell table:style-name="ce9" office:value-type="string" calcext:value-type="string">
            <text:p>Titre de la « page2 »</text:p>
          </table:table-cell>
          <table:table-cell table:style-name="ce9" office:value-type="string" calcext:value-type="string">
            <text:p>Manque d’information pour le visiteur et pour le SEO</text:p>
          </table:table-cell>
          <table:table-cell table:style-name="ce9" office:value-type="string" calcext:value-type="string">
            <text:p>Toujours nommer les pages avec un titre intelligible en rapport avec leur fonction</text:p>
          </table:table-cell>
          <table:table-cell table:style-name="ce11" office:value-type="string" calcext:value-type="string">
            <text:p>Désigner la page du formulaire de contact avec un titre adéquat</text:p>
          </table:table-cell>
          <table:table-cell table:style-name="ce16" office:value-type="string" calcext:value-type="string">
            <text:p><text:a xlink:href="https://openclassrooms.com/fr/courses/5561431-augmentez-votre-trafic-grace-au-referencement-naturel-seo/5578342-realisez-un-audit-de-votre-site#/id/r-5603034" xlink:type="simple">https://openclassrooms.com/fr/courses/5561431-augmentez-votre-trafic-grace-au-referencement-naturel-seo/5578342-realisez-un-audit-de-votre-site#/id/r-5603034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Logo du bandeau de navigation</text:p>
          </table:table-cell>
          <table:table-cell table:style-name="ce9" office:value-type="string" calcext:value-type="string">
            <text:p>Pas de cohérence graphique et mauvaise intégration de l’image</text:p>
          </table:table-cell>
          <table:table-cell table:style-name="ce9" office:value-type="string" calcext:value-type="string">
            <text:p>La charte graphique doit être définie et respectée</text:p>
          </table:table-cell>
          <table:table-cell table:style-name="ce11" office:value-type="string" calcext:value-type="string">
            <text:p>Mettre une image avec les bonnes couleurs, centrée et sans bordures visibles</text:p>
          </table:table-cell>
          <table:table-cell table:style-name="ce16"/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Les photos du portfolio ne sont pas à la même taille</text:p>
          </table:table-cell>
          <table:table-cell table:style-name="ce9" office:value-type="string" calcext:value-type="string">
            <text:p>Pas de cohérence graphique et photos trop petites, mauvaise expérience du visiteur</text:p>
          </table:table-cell>
          <table:table-cell table:style-name="ce9" office:value-type="string" calcext:value-type="string">
            <text:p>Garder une cohérence graphique dans la tailles des images</text:p>
          </table:table-cell>
          <table:table-cell table:style-name="ce11" office:value-type="string" calcext:value-type="string">
            <text:p>Augmenter la taille des photos et les définir à la même taille</text:p>
          </table:table-cell>
          <table:table-cell table:style-name="ce16"/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Lien vers Accueil hors champs sur le formulaire de contact</text:p>
          </table:table-cell>
          <table:table-cell table:style-name="ce9" office:value-type="string" calcext:value-type="string">
            <text:p>Mauvaise lisibilité et navigation pour le visiteur</text:p>
          </table:table-cell>
          <table:table-cell table:style-name="ce9" office:value-type="string" calcext:value-type="string">
            <text:p>Tous les liens et boutons doivent être accessibles et visibles</text:p>
          </table:table-cell>
          <table:table-cell table:style-name="ce11" office:value-type="string" calcext:value-type="string">
            <text:p>Replacer le lien dans le champs visuel du visiteur</text:p>
          </table:table-cell>
          <table:table-cell table:style-name="ce16"/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Les champs du formulaires de contact ne sont pas alignés et se chevauchent</text:p>
          </table:table-cell>
          <table:table-cell table:style-name="ce9" office:value-type="string" calcext:value-type="string">
            <text:p>Mauvaise expérience utilisateur</text:p>
          </table:table-cell>
          <table:table-cell table:style-name="ce9" office:value-type="string" calcext:value-type="string">
            <text:p>Définir des formulaires lisibles et clairs pour le visiteur</text:p>
          </table:table-cell>
          <table:table-cell table:style-name="ce10" office:value-type="string" calcext:value-type="string">
            <text:p>Réécrire proprement et de façon aligné le formulaire</text:p>
          </table:table-cell>
          <table:table-cell table:style-name="ce16" office:value-type="string" calcext:value-type="string">
            <text:p><text:a xlink:href="https://openclassrooms.com/fr/courses/6691346-concevez-un-contenu-web-accessible/6941263-creez-des-designs-visuels-accessibles#/id/r-6941163" xlink:type="simple">https://openclassrooms.com/fr/courses/6691346-concevez-un-contenu-web-accessible/6941263-creez-des-designs-visuels-accessibles#/id/r-6941163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Type de champs inadapté à la question sur le formulaire de contact</text:p>
          </table:table-cell>
          <table:table-cell table:style-name="ce9" office:value-type="string" calcext:value-type="string">
            <text:p>Pour un traitement statistique, il faut des réponses prédéfinies</text:p>
          </table:table-cell>
          <table:table-cell table:style-name="ce9" office:value-type="string" calcext:value-type="string">
            <text:p>Adapter les champs des formulaires au traitement des données</text:p>
          </table:table-cell>
          <table:table-cell table:style-name="ce11" office:value-type="string" calcext:value-type="string">
            <text:p>Mettre un menu déroulant avec plusieurs choix « internet, moteur de recherche, bouche à oreille etc »</text:p>
          </table:table-cell>
          <table:table-cell table:style-name="ce16"/>
          <table:table-cell table:number-columns-repeated="58"/>
        </table:table-row>
        <table:table-row table:style-name="ro2">
          <table:table-cell table:style-name="ce7" office:value-type="string" calcext:value-type="string">
            <text:p>SEO + accès</text:p>
          </table:table-cell>
          <table:table-cell table:style-name="ce9" office:value-type="string" calcext:value-type="string">
            <text:p>Citation du PDG dans le bloc service en image à la place du texte</text:p>
          </table:table-cell>
          <table:table-cell table:style-name="ce9" office:value-type="string" calcext:value-type="string">
            <text:p>Les moteurs de recherche ne pourront pas lire le texte, et </text:p>
          </table:table-cell>
          <table:table-cell table:style-name="ce9" office:value-type="string" calcext:value-type="string">
            <text:p>Le texte doit être au format texte et non sur une image</text:p>
          </table:table-cell>
          <table:table-cell table:style-name="ce11" office:value-type="string" calcext:value-type="string">
            <text:p>Réécrire la citation en texte à la place de l’image</text:p>
          </table:table-cell>
          <table:table-cell table:style-name="ce16" office:value-type="string" calcext:value-type="string">
            <text:p><text:a xlink:href="https://openclassrooms.com/fr/courses/6691346-concevez-un-contenu-web-accessible/6940878-decouvrez-les-exigences-en-matiere-daccessibilite#/id/r-6940818" xlink:type="simple">https://openclassrooms.com/fr/courses/6691346-concevez-un-contenu-web-accessible/6940878-decouvrez-les-exigences-en-matiere-daccessibilite#/id/r-6940818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Listes d’annuaires non définies dans le pied de page</text:p>
          </table:table-cell>
          <table:table-cell table:style-name="ce9" office:value-type="string" calcext:value-type="string">
            <text:p>Mauvaise cohérence dans la présentation des données, trouble du visiteur</text:p>
          </table:table-cell>
          <table:table-cell table:style-name="ce9" office:value-type="string" calcext:value-type="string">
            <text:p>Les listes doivent être définies ou rassemblée pour garder une cohérence de l’information</text:p>
          </table:table-cell>
          <table:table-cell table:style-name="ce11" office:value-type="string" calcext:value-type="string">
            <text:p>Fusionner les listes</text:p>
          </table:table-cell>
          <table:table-cell table:style-name="ce16"/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Langue non définie dans le HTML</text:p>
          </table:table-cell>
          <table:table-cell table:style-name="ce9" office:value-type="string" calcext:value-type="string">
            <text:p>Contenu moins compréhensible pour les lecteurs d’écrans</text:p>
          </table:table-cell>
          <table:table-cell table:style-name="ce9" office:value-type="string" calcext:value-type="string">
            <text:p>Préciser la langue avec la balise appropriée</text:p>
          </table:table-cell>
          <table:table-cell table:style-name="ce11" office:value-type="string" calcext:value-type="string">
            <text:p>&lt;html lang=”en”&gt;</text:p>
          </table:table-cell>
          <table:table-cell table:style-name="ce16" office:value-type="string" calcext:value-type="string">
            <text:p><text:a xlink:href="https://openclassrooms.com/fr/courses/6691346-concevez-un-contenu-web-accessible/6941044-inspectez-manuellement-le-contenu#/id/r-6942209" xlink:type="simple">https://openclassrooms.com/fr/courses/6691346-concevez-un-contenu-web-accessible/6941044-inspectez-manuellement-le-contenu#/id/r-6942209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Pas le label pour les champs du formulaire de contact</text:p>
          </table:table-cell>
          <table:table-cell table:style-name="ce9" office:value-type="string" calcext:value-type="string">
            <text:p>Problème de compréhension, déconcertant pour le lecteur, et pas ergonomique</text:p>
          </table:table-cell>
          <table:table-cell table:style-name="ce9" office:value-type="string" calcext:value-type="string">
            <text:p>Relier les libellés avec les champs du formulaire</text:p>
          </table:table-cell>
          <table:table-cell table:style-name="ce11" office:value-type="string" calcext:value-type="string">
            <text:p>Rajouter une balise « for » dans « label » pour focus sur le champ du formulaire</text:p>
          </table:table-cell>
          <table:table-cell table:style-name="ce16" office:value-type="string" calcext:value-type="string">
            <text:p><text:a xlink:href="https://openclassrooms.com/fr/courses/6691346-concevez-un-contenu-web-accessible/6941044-inspectez-manuellement-le-contenu#/id/r-6942211" xlink:type="simple">https://openclassrooms.com/fr/courses/6691346-concevez-un-contenu-web-accessible/6941044-inspectez-manuellement-le-contenu#/id/r-6942211</text:a>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Accès</text:p>
          </table:table-cell>
          <table:table-cell table:style-name="ce9" office:value-type="string" calcext:value-type="string">
            <text:p>Contraste des Icônes de réseaux sociaux trop faible (1.63:1)</text:p>
          </table:table-cell>
          <table:table-cell table:style-name="ce9" office:value-type="string" calcext:value-type="string">
            <text:p>Difficultés à identifier et distinguer les icônes</text:p>
          </table:table-cell>
          <table:table-cell table:style-name="ce9" office:value-type="string" calcext:value-type="string">
            <text:p>Adapter le contraste au minimum à 3:1 pour les éléments autres que le texte</text:p>
          </table:table-cell>
          <table:table-cell table:style-name="ce11" office:value-type="string" calcext:value-type="string">
            <text:p>Augmenter le contraste des Icônes de réseaux sociaux</text:p>
          </table:table-cell>
          <table:table-cell table:style-name="ce16" office:value-type="string" calcext:value-type="string">
            <text:p><text:a xlink:href="https://openclassrooms.com/fr/courses/6691346-concevez-un-contenu-web-accessible/6941263-creez-des-designs-visuels-accessibles#/id/r-6941205" xlink:type="simple">https://openclassrooms.com/fr/courses/6691346-concevez-un-contenu-web-accessible/6941263-creez-des-designs-visuels-accessibles#/id/r-6941205</text:a></text:p>
          </table:table-cell>
          <table:table-cell table:number-columns-repeated="58"/>
        </table:table-row>
        <table:table-row table:style-name="ro2" table:number-rows-repeated="5">
          <table:table-cell table:style-name="ce7"/>
          <table:table-cell table:style-name="ce9" table:number-columns-repeated="4"/>
          <table:table-cell table:style-name="ce16"/>
          <table:table-cell table:number-columns-repeated="58"/>
        </table:table-row>
        <table:table-row table:style-name="ro1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0:49:19.44170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10-15T14:59:28.850817921</dc:date>
    <meta:generator>LibreOffice/7.1.6.2$Linux_X86_64 LibreOffice_project/10$Build-2</meta:generator>
    <meta:editing-duration>PT6H3M3S</meta:editing-duration>
    <meta:editing-cycles>27</meta:editing-cycles>
    <meta:document-statistic meta:table-count="1" meta:cell-count="85" meta:object-count="0"/>
    <meta:user-defined meta:name="AppVersion">15.0300</meta:user-defined>
  </office:meta>
</office:document-meta>
</file>